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ell1" style:family="table">
      <style:table-properties style:width="15cm" table:align="margins"/>
    </style:style>
    <style:style style:name="Tabell1.A" style:family="table-column">
      <style:table-column-properties style:column-width="1.709cm" style:rel-column-width="7467*"/>
    </style:style>
    <style:style style:name="Tabell1.B" style:family="table-column">
      <style:table-column-properties style:column-width="5.791cm" style:rel-column-width="25300*"/>
    </style:style>
    <style:style style:name="Tabell1.C" style:family="table-column">
      <style:table-column-properties style:column-width="7.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12" style:family="table-cell" style:data-style-name="N37">
      <style:table-cell-properties fo:padding="0.097cm" fo:border-left="0.05pt solid #000000" fo:border-right="none"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fo:font-style="normal" style:font-style-asian="normal" style:font-style-complex="normal"/>
    </style:style>
    <style:style style:name="P10" style:family="paragraph" style:parent-style-name="TOC_20_1">
      <style:paragraph-properties>
        <style:tab-stops>
          <style:tab-stop style:position="15cm" style:type="right" style:leader-style="dotted" style:leader-text="."/>
        </style:tab-stops>
      </style:paragraph-properties>
    </style:style>
    <style:style style:name="P11" style:family="paragraph" style:parent-style-name="TOC_20_2">
      <style:paragraph-properties>
        <style:tab-stops>
          <style:tab-stop style:position="14.577cm" style:type="right" style:leader-style="dotted" style:leader-text="."/>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P15" style:family="paragraph" style:parent-style-name="Standard" style:master-page-name="MPF0">
      <style:paragraph-properties style:page-number="auto" fo:break-before="page"/>
    </style:style>
    <style:style style:name="P16" style:family="paragraph" style:parent-style-name="Standard" style:list-style-name="L1"/>
    <style:style style:name="P17" style:family="paragraph" style:parent-style-name="Standard" style:list-style-name="L4">
      <style:text-properties fo:font-style="italic" style:font-style-asian="italic" style:font-style-complex="italic"/>
    </style:style>
    <style:style style:name="P18" style:family="paragraph" style:parent-style-name="Table_20_Contents">
      <style:text-properties officeooo:rsid="00021327" officeooo:paragraph-rsid="00021327"/>
    </style:style>
    <style:style style:name="P19" style:family="paragraph" style:parent-style-name="No_20_Spacing" style:list-style-name="L2"/>
    <style:style style:name="P20" style:family="paragraph" style:parent-style-name="No_20_Spacing" style:list-style-name="L3"/>
    <style:style style:name="P21" style:family="paragraph" style:parent-style-name="No_20_Spacing" style:list-style-name="L3">
      <style:paragraph-properties fo:text-align="start" style:justify-single-word="false"/>
    </style:style>
    <style:style style:name="P22" style:family="paragraph" style:parent-style-name="No_20_Spacing">
      <style:text-properties officeooo:paragraph-rsid="00021327"/>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bold" officeooo:rsid="00021327"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15-02-12</text:span></text:span></text:p>
      <text:p text:style-name="P2"/>
      <text:p text:style-name="P4">Projektmedlemmar:</text:p>
      <text:p text:style-name="P1"><text:span text:style-name="Default_20_Paragraph_20_Font"><text:span text:style-name="T4">David Lindholm &lt;davli921@student.liu.se&gt;</text:span></text:span></text:p>
      <text:p text:style-name="P1"><text:span text:style-name="Default_20_Paragraph_20_Font"><text:span text:style-name="T4">Simon Karlsson &lt;simka275@student.liu.se&gt;</text:span></text:span></text:p>
      <text:p text:style-name="P6"/>
      <text:p text:style-name="P4">Handledare:</text:p>
      <text:p text:style-name="P1"><text:span text:style-name="T4">Mariusz &lt;mariusz.wzorek@liu.se&gt;</text:span></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0">1. Introduktion till projektet<text:tab/>2</text:p>
          <text:p text:style-name="P10">2. Ytterligare bakgrundsinformation<text:tab/>2</text:p>
          <text:p text:style-name="P10">3. Milstolpar<text:tab/>2</text:p>
          <text:p text:style-name="P10">3. Övriga implementationsförberedelser<text:tab/>3</text:p>
          <text:p text:style-name="P10">4. Utveckling och samarbete<text:tab/>4</text:p>
          <text:p text:style-name="P10">5. Implementationsbeskrivning<text:tab/>5</text:p>
          <text:p text:style-name="P11">5.1. Milstolpar<text:tab/>5</text:p>
          <text:p text:style-name="P11">5.2. Dokumentation för programkod<text:tab/>5</text:p>
          <text:p text:style-name="P11">5.3. Användning av fritt material<text:tab/>6</text:p>
          <text:p text:style-name="P11">5.4. Användning av objektorientering<text:tab/>6</text:p>
          <text:p text:style-name="P11">5.5. Motiverade designbeslut med alternativ<text:tab/>6</text:p>
          <text:p text:style-name="P11">5.6. Bredd inom Java och objektorientering<text:tab/>6</text:p>
          <text:p text:style-name="P10">6. Användarmanual<text:tab/>7</text:p>
          <text:p text:style-name="P10">7. Slutgiltiga betygsambitioner<text:tab/>7</text:p>
          <text:p text:style-name="P10">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2"/>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Heading_20_1"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5">STARTED</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P22">Lägg till en vapen-klass. Vapen objekt tillhör spelaren. Vapen sätter hastigheten till en projektil. <text:span text:style-name="T5">fin</text:span><text:span text:style-name="T6">(int)</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5">STARTED</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5">STARTED</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4">Klasser:</text:p>
      <text:p text:style-name="P13"/>
      <text:p text:style-name="Text_20_body"><text:span text:style-name="T5">GameBoard: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Frame:</text:span> Innehåller Meny, BoardGraphics-komponenten</text:p>
      <text:p text:style-name="Text_20_body"/>
      <text:p text:style-name="Text_20_body"><text:span text:style-name="T5">GameComponent: </text:span><text:span text:style-name="T7"><text:s/>Graphics Component</text:span> <text:s/>som målar ut ett board-objekt.</text:p>
      <text:p text:style-name="Text_20_body"/>
      <text:p text:style-name="P12">Sound: <text:span text:style-name="T7">Klass som skapar ljud</text:span></text:p>
      <text:p text:style-name="Text_20_body"/>
      <text:p text:style-name="Text_20_body">Vi har tänkt att använda MVC (model-view-controller) där player och board skulle kunna vara Model, BoardGraphics är View och <text:s/>Controller.</text:p>
      <text:p text:style-name="Text_20_body"><text:soft-page-break/></text:p>
      <text:p text:style-name="Text_20_body">Vi har också tänkt använda State pattern för olika states i spelet, t.ex. skulle ett state kunna vara meny, ett annat spelläge och highscore läge. </text:p>
      <text:h text:style-name="Heading_20_1" text:outline-level="1"><text:bookmark-start text:name="_Toc334109460"/>4. Utveckling och samarbete<text:bookmark-end text:name="_Toc334109460"/></text:h>
      <text:p text:style-name="No_20_Spacing">Nu när ni har diskuterat själva programmet är det dags att diskutera projektarbetet, inte minst för att ni ska vara överens inom gruppen. <text:s/>Hur tänker ni jobba? Ska någon skriva vissa specifika delar av koden, och hur ser ni i så fall till att <text:span text:style-name="T5">alla gruppmedlemmar</text:span> fortfarande har <text:span text:style-name="T5">full förståelse</text:span> av all kod i projektet (vilket är ett krav)? <text:s/>Hur delar ni koden mellan varandra och ser till att den är tillgänglig, även om en projektmedlem är sjuk eller borta (ett vanligt problem som uppstår, därför är det viktigt att ni planerar inför detta tidigt)? <text:s/>Tänker ni <text:span text:style-name="T5">versionshantera</text:span> koden (till exempel med Subversion eller Git)? Jobbar ni kvällar? Helger? Eller hur får ni plats i <text:span text:style-name="T5">schemat</text:span> för alla de timmar som projektet kräver utöver det schemalagda?</text:p>
      <text:p text:style-name="No_20_Spacing">Det kan även vara intressant att diskutera vad ni har för <text:span text:style-name="T5">betygsambitioner</text:span>, och se om ni har samma ambitionsnivå med projektet.</text:p>
      <text:p text:style-name="No_20_Spacing">(Resten av dokumentet ska inte lämnas in förrän projektet är klart, men skumma ändå genom allt för att se vilka delar ni behöver arbeta med <text:span text:style-name="T1">kontinuerligt</text:span><text:span text:style-name="T8"> under projektets gång!)</text:span></text:p>
      <text:p text:style-name="No_20_Spacing"/>
      <table:table table:name="Tabell1" table:style-name="Tabell1">
        <table:table-column table:style-name="Tabell1.A"/>
        <table:table-column table:style-name="Tabell1.B"/>
        <table:table-column table:style-name="Tabell1.C"/>
        <table:table-row>
          <table:table-cell table:style-name="Tabell1.A1" office:value-type="string">
            <text:p text:style-name="Table_20_Contents">Datum</text:p>
          </table:table-cell>
          <table:table-cell table:style-name="Tabell1.A1" office:value-type="string">
            <text:p text:style-name="Table_20_Contents">Antal timmar jobbade</text:p>
          </table:table-cell>
          <table:table-cell table:style-name="Tabell1.C1" office:value-type="string">
            <text:p text:style-name="Table_20_Contents">Vad vi har jobbat på</text:p>
          </table:table-cell>
        </table:table-row>
        <table:table-row>
          <table:table-cell table:style-name="Tabell1.A2" office:value-type="string">
            <text:p text:style-name="Table_20_Contents">12/2-15</text:p>
          </table:table-cell>
          <table:table-cell table:style-name="Tabell1.A2" office:value-type="string">
            <text:p text:style-name="Table_20_Contents">2h</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17/2-15</text:p>
          </table:table-cell>
          <table:table-cell table:style-name="Tabell1.A2" office:value-type="string">
            <text:p text:style-name="Table_20_Contents">40min</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20/2-15</text:p>
          </table:table-cell>
          <table:table-cell table:style-name="Tabell1.A2" office:value-type="string">
            <text:p text:style-name="Table_20_Contents">2h</text:p>
          </table:table-cell>
          <table:table-cell table:style-name="Tabell1.C2" office:value-type="string">
            <text:p text:style-name="Table_20_Contents">Påbörjat milestone 1 &amp; 2</text:p>
          </table:table-cell>
        </table:table-row>
        <table:table-row>
          <table:table-cell table:style-name="Tabell1.A2" office:value-type="string">
            <text:p text:style-name="Table_20_Contents">25/2 – 15</text:p>
          </table:table-cell>
          <table:table-cell table:style-name="Tabell1.A2" office:value-type="string">
            <text:p text:style-name="Table_20_Contents">4h </text:p>
          </table:table-cell>
          <table:table-cell table:style-name="Tabell1.C2" office:value-type="string">
            <text:p text:style-name="Table_20_Contents">Kollisionshantering + grafik</text:p>
          </table:table-cell>
        </table:table-row>
        <table:table-row>
          <table:table-cell table:style-name="Tabell1.A2" office:value-type="string">
            <text:p text:style-name="Table_20_Contents">26/2 – 15</text:p>
          </table:table-cell>
          <table:table-cell table:style-name="Tabell1.A2" office:value-type="string">
            <text:p text:style-name="Table_20_Contents">2h</text:p>
          </table:table-cell>
          <table:table-cell table:style-name="Tabell1.C2" office:value-type="string">
            <text:p text:style-name="Table_20_Contents">Kollisionshantering</text:p>
          </table:table-cell>
        </table:table-row>
        <table:table-row>
          <table:table-cell table:style-name="Tabell1.A2" office:value-type="string">
            <text:p text:style-name="Table_20_Contents">27/2 - 15</text:p>
          </table:table-cell>
          <table:table-cell table:style-name="Tabell1.A2" office:value-type="string">
            <text:p text:style-name="Table_20_Contents">2h 30 min</text:p>
          </table:table-cell>
          <table:table-cell table:style-name="Tabell1.C2" office:value-type="string">
            <text:p text:style-name="Table_20_Contents">Arbetat med weapon, projectile</text:p>
          </table:table-cell>
        </table:table-row>
        <table:table-row>
          <table:table-cell table:style-name="Tabell1.A2" office:value-type="string">
            <text:p text:style-name="Table_20_Contents">02/3 - 15</text:p>
          </table:table-cell>
          <table:table-cell table:style-name="Tabell1.A2" office:value-type="string">
            <text:p text:style-name="Table_20_Contents">2h</text:p>
          </table:table-cell>
          <table:table-cell table:style-name="Tabell1.C2" office:value-type="string">
            <text:p text:style-name="Table_20_Contents">Försöka rotera weapon, skrivit om listener, ändrat i abstrakta klasser. Förbättrat kodstrukturen.</text:p>
          </table:table-cell>
        </table:table-row>
        <table:table-row>
          <table:table-cell table:style-name="Tabell1.A2" office:value-type="string">
            <text:p text:style-name="Table_20_Contents">04/3 - 15</text:p>
          </table:table-cell>
          <table:table-cell table:style-name="Tabell1.A2" office:value-type="string">
            <text:p text:style-name="Table_20_Contents">2,5h</text:p>
          </table:table-cell>
          <table:table-cell table:style-name="Tabell1.C2" office:value-type="string">
            <text:p text:style-name="Table_20_Contents">Fixat rotering av weapon, </text:p>
          </table:table-cell>
        </table:table-row>
        <table:table-row>
          <table:table-cell table:style-name="Tabell1.A2" office:value-type="string">
            <text:p text:style-name="Table_20_Contents">05/3 - 15</text:p>
          </table:table-cell>
          <table:table-cell table:style-name="Tabell1.A2" office:value-type="string">
            <text:p text:style-name="Table_20_Contents">2h</text:p>
          </table:table-cell>
          <table:table-cell table:style-name="Tabell1.C2" office:value-type="string">
            <text:p text:style-name="Table_20_Contents">Rotering kan ske från tangentbord, jobbat med buggar från Shoot(). Börjat med kollisionshantering av tanks.</text:p>
          </table:table-cell>
        </table:table-row>
        <table:table-row>
          <table:table-cell table:style-name="Tabell1.A2" office:value-type="string">
            <text:p text:style-name="Table_20_Contents">06/3 - 15</text:p>
          </table:table-cell>
          <table:table-cell table:style-name="Tabell1.A2" office:value-type="string">
            <text:p text:style-name="Table_20_Contents">4h</text:p>
          </table:table-cell>
          <table:table-cell table:style-name="Tabell1.C2" office:value-type="string">
            <text:p text:style-name="Table_20_Contents">Kollisonshantering, jobbat med shoot, lagt till healthbar.</text:p>
          </table:table-cell>
        </table:table-row>
        <table:table-row>
          <table:table-cell table:style-name="Tabell1.A12" office:value-type="date" office:date-value="2009-03-15">
            <text:p text:style-name="Table_20_Contents">09-03-15</text:p>
          </table:table-cell>
          <table:table-cell table:style-name="Tabell1.A2" office:value-type="string">
            <text:p text:style-name="Table_20_Contents">2h</text:p>
          </table:table-cell>
          <table:table-cell table:style-name="Tabell1.C2" office:value-type="string">
            <text:p text:style-name="Table_20_Contents"/>
          </table:table-cell>
        </table:table-row>
        <table:table-row>
          <table:table-cell table:style-name="Tabell1.A12" office:value-type="date" office:date-value="2011-03-15">
            <text:p text:style-name="Table_20_Contents">11-03-15</text:p>
          </table:table-cell>
          <table:table-cell table:style-name="Tabell1.A2" office:value-type="string">
            <text:p text:style-name="Table_20_Contents">2h</text:p>
          </table:table-cell>
          <table:table-cell table:style-name="Tabell1.C2" office:value-type="string">
            <text:p text:style-name="Table_20_Contents">Arbetat med shoot, sänkt ms mm</text:p>
          </table:table-cell>
        </table:table-row>
        <table:table-row>
          <table:table-cell table:style-name="Tabell1.A12" office:value-type="date" office:date-value="2012-03-15">
            <text:p text:style-name="Table_20_Contents">12-03-15</text:p>
          </table:table-cell>
          <table:table-cell table:style-name="Tabell1.A2" office:value-type="string">
            <text:p text:style-name="Table_20_Contents">1h</text:p>
          </table:table-cell>
          <table:table-cell table:style-name="Tabell1.C2" office:value-type="string">
            <text:p text:style-name="Table_20_Contents">Healthbar, playerfield</text:p>
          </table:table-cell>
        </table:table-row>
        <table:table-row>
          <table:table-cell table:style-name="Tabell1.A12" office:value-type="date" office:date-value="2020-03-15">
            <text:p text:style-name="P18">20-03-15</text:p>
          </table:table-cell>
          <table:table-cell table:style-name="Tabell1.A2" office:value-type="string">
            <text:p text:style-name="P18">5h 30 min</text:p>
          </table:table-cell>
          <table:table-cell table:style-name="Tabell1.C2" office:value-type="string">
            <text:p text:style-name="P18">Lagt till kuperad terräng, snyggat till kod mm</text:p>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ext:soft-page-break/>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
      <text:p text:style-name="P9"/>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7">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8326276235125035620" text:style-name="L1">
        <text:list-item>
          <text:p text:style-name="P16">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16"><text:s/></text:p>
        </text:list-item>
        <text:list-item>
          <text:p text:style-name="P16">Översikter över relaterade klasser och hur de hänger ihop.</text:p>
          <text:list>
            <text:list-item>
              <text:p text:style-name="P16">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16">Skriv sedan en textbeskrivning av vad det är ni illustrerar med UML-diagrammet. <text:s/>Texten är den huvudsakliga dokumentationen medan UML-diagrammet hjälper läsaren att förstå texten och få en översikt. <text:s/></text:p>
            </text:list-item>
            <text:list-item>
              <text:p text:style-name="P16">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7">Se projektsidorna på webben för detaljerade instruktioner!</text:span></text:p>
      <text:list xml:id="list6105471005180011182" text:style-name="L2">
        <text:list-item>
          <text:p text:style-name="P19">…</text:p>
        </text:list-item>
        <text:list-item>
          <text:p text:style-name="P19">…</text:p>
        </text:list-item>
        <text:list-item>
          <text:p text:style-name="P19">...</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7">Se projektsidorna på webben för detaljerade instruktioner!</text:span></text:p>
      <text:list xml:id="list6062147937009707076" text:style-name="L3">
        <text:list-item>
          <text:p text:style-name="P21">…</text:p>
        </text:list-item>
        <text:list-item>
          <text:p text:style-name="P20">…</text:p>
        </text:list-item>
        <text:list-item>
          <text:p text:style-name="P20">…</text:p>
        </text:list-item>
        <text:list-item>
          <text:p text:style-name="P20">…</text:p>
        </text:list-item>
        <text:list-item>
          <text:p text:style-name="P20">…</text:p>
        </text:list-item>
        <text:list-item>
          <text:p text:style-name="P20">…</text:p>
        </text:list-item>
        <text:list-item>
          <text:p text:style-name="P20">…</text:p>
        </text:list-item>
        <text:list-item>
          <text:p text:style-name="P20">...</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7">Se projektsidorna på webben för detaljerade instruktioner!</text:span></text:p>
      <text:list xml:id="list152603417936929" text:continue-list="list6062147937009707076" text:style-name="L3">
        <text:list-item text:start-value="1">
          <text:p text:style-name="P21">…</text:p>
        </text:list-item>
        <text:list-item>
          <text:p text:style-name="P20">…</text:p>
        </text:list-item>
        <text:list-item>
          <text:p text:style-name="P20"><text:soft-page-break/>…</text:p>
        </text:list-item>
        <text:list-item>
          <text:p text:style-name="P20">…</text:p>
        </text:list-item>
        <text:list-item>
          <text:p text:style-name="P20">…</text:p>
        </text:list-item>
        <text:list-item>
          <text:p text:style-name="P20">…</text:p>
        </text:list-item>
        <text:list-item>
          <text:p text:style-name="P20">…</text:p>
        </text:list-item>
        <text:list-item>
          <text:p text:style-name="P20">...</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2418892414500224900" text:style-name="L4">
        <text:list-item>
          <text:p text:style-name="P17">Vad gick bra? Mindre bra?</text:p>
        </text:list-item>
        <text:list-item>
          <text:p text:style-name="P17">Lade ni ned för mycket/lite tid?</text:p>
        </text:list-item>
        <text:list-item>
          <text:p text:style-name="P17">Var arbetsfördelningen jämn? Om inte: Vad hade ni kunnat göra för att förbättra den?</text:p>
        </text:list-item>
        <text:list-item>
          <text:p text:style-name="P17">Har ni haft någon nytta av projektbeskrivningen? Vad har varit mest användbart med den? Minst?</text:p>
        </text:list-item>
        <text:list-item>
          <text:p text:style-name="P17">Har arbetet fungerat som ni tänkt er? Har ni följt "arbetsmetodiken"? Något som skiljer sig? Till det bättre? Till det sämre?</text:p>
        </text:list-item>
        <text:list-item>
          <text:p text:style-name="P17">Vad har varit mest problematiskt, om man utesluter den programmeringstekniska delen? Alltså saker runt omkring, som att hitta ledig tid eller plats att vara på.</text:p>
        </text:list-item>
        <text:list-item>
          <text:p text:style-name="P17">Vad har ni lärt er så här långt som kan vara bra att ta med till era egna kommande kurser/projekt?</text:p>
        </text:list-item>
        <text:list-item>
          <text:p text:style-name="P17">Vilka tips skulle ni vilja ge till studenter i nästa års kurs?</text:p>
        </text:list-item>
        <text:list-item>
          <text:p text:style-name="P17">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9</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3-20T15:26:02.431715088</dc:date>
    <meta:editing-cycles>144</meta:editing-cycles>
    <meta:editing-duration>P1DT19H50M10S</meta:editing-duration>
    <meta:document-statistic meta:table-count="4" meta:image-count="1" meta:object-count="0" meta:page-count="9" meta:paragraph-count="223" meta:word-count="1993" meta:character-count="12569" meta:non-whitespace-character-count="10769"/>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